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" table:number-rows-spanned="1" table:style-name="ce10">
            <text:p>學生退學人數統計表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1">
            <text:p><text:span text:style-name="T1">單位</text:span></text:p>
          </table:table-cell>
          <table:covered-table-cell/>
          <table:table-cell office:value-type="string" table:style-name="ce3">
            <text:p><text:span text:style-name="T1">博士班</text:span></text:p>
          </table:table-cell>
          <table:table-cell office:value-type="string" table:style-name="ce3">
            <text:p><text:span text:style-name="T1">碩士在職專班</text:span></text:p>
          </table:table-cell>
          <table:table-cell office:value-type="string" table:style-name="ce3">
            <text:p><text:span text:style-name="T1">碩士班</text:span></text:p>
          </table:table-cell>
          <table:table-cell office:value-type="string" table:style-name="ce3">
            <text:p><text:span text:style-name="T1">學士班</text:span></text:p>
          </table:table-cell>
          <table:table-cell office:value-type="string" table:style-name="ce8">
            <text:p><text:span text:style-name="T3">總計</text:span>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<text:span text:style-name="T1">人文社會學系</text:span>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土木工程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工業工程與管理學系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工學院碩士在職專班</text:span>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加速器光源科技與應用碩士學位學程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外國語文學系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平面顯示技術碩士學位學程</text:span>(<text:span text:style-name="T1">與電機學院跨院辦理）</text:span>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生物科技學系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生物資訊及系統生物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生醫工程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光電工程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光電科技碩士在職專班</text:span>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多媒體工程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材料科學與工程學系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物理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社會與文化研究所</text:span>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客家社會與文化碩士在職專班</text:span>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建築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科技法律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科技管理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英語教學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音樂研究所</text:span>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教育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理學院碩士在職專班</text:span>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傳播與科技學系</text:span>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經營管理研究所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資訊工程學系</text:span></text:p>
          </table:table-cell>
          <table:table-cell table:number-columns-repeated="4" table:style-name="ce2"/>
          <table:table-cell office:value-type="float" office:value="2" table:style-name="ce2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資訊科學與工程研究所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資訊管理與財務金融學系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5" table:style-name="ce5">
            <text:p>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資訊學院碩士在職專班</text:span>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跨領域神經科學博士學位學程</text:span>(<text:span text:style-name="T1">台灣聯合大學系統</text:span>)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運輸與物流管理學系</text:span>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子工程學系</text:span>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子物理學系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子研究所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信工程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控工程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機工程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機資訊國際博士學位學程</text:span>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電機學院碩士在職專班</text:span>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管理科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管理學院企業管理碩士學位學程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管理學院碩士在職專班</text:span>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機械工程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應用化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應用數學系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應用藝術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環境工程研究所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<text:span text:style-name="T1">聲音與音樂創意科技碩士學位學程</text:span>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<text:span text:style-name="T3">總計</text:span></text:p>
          </table:table-cell>
          <table:table-cell table:style-name="ce6"/>
          <table:table-cell office:value-type="float" office:value="29" table:style-name="ce7">
            <text:p>29</text:p>
          </table:table-cell>
          <table:table-cell office:value-type="float" office:value="12" table:style-name="ce7">
            <text:p>12</text:p>
          </table:table-cell>
          <table:table-cell office:value-type="float" office:value="40" table:style-name="ce7">
            <text:p>40</text:p>
          </table:table-cell>
          <table:table-cell office:value-type="float" office:value="19" table:style-name="ce7">
            <text:p>19</text:p>
          </table:table-cell>
          <table:table-cell office:value-type="float" office:value="100" table:style-name="ce5">
            <text:p>100</text:p>
          </table:table-cell>
          <table:table-cell table:number-columns-repeated="16377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5:53Z</dc:date>
  </office:meta>
</office:document-meta>
</file>